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ed8" officeooo:paragraph-rsid="0011fed8"/>
    </style:style>
    <style:style style:name="P2" style:family="paragraph" style:parent-style-name="Standard" style:list-style-name="L1">
      <style:text-properties officeooo:rsid="001ad4bb" officeooo:paragraph-rsid="001ad4bb"/>
    </style:style>
    <style:style style:name="P3" style:family="paragraph" style:parent-style-name="Standard" style:list-style-name="L1">
      <style:text-properties officeooo:rsid="001b4578" officeooo:paragraph-rsid="001b4578"/>
    </style:style>
    <style:style style:name="P4" style:family="paragraph" style:parent-style-name="Standard" style:list-style-name="L1">
      <style:text-properties officeooo:rsid="001ca3ed" officeooo:paragraph-rsid="001ca3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ument with a list of phone numbers:</text:p>
      <text:list xml:id="list539507188680681028" text:style-name="L1">
        <text:list-item>
          <text:p text:style-name="P2"><text:bookmark-start text:name="__DdeLink__3_1002522853"/>9498888888<text:bookmark-end text:name="__DdeLink__3_1002522853"/></text:p>
        </text:list-item>
        <text:list-item>
          <text:p text:style-name="P3">9497777777</text:p>
        </text:list-item>
        <text:list-item>
          <text:p text:style-name="P4">949666666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4:32:20.012925938</meta:creation-date>
    <dc:date>2014-09-24T15:06:45.485276783</dc:date>
    <meta:editing-duration>PT33M37S</meta:editing-duration>
    <meta:editing-cycles>10</meta:editing-cycles>
    <meta:generator>LibreOffice/4.2.6.3$Linux_X86_64 LibreOffice_project/420m0$Build-3</meta:generator>
    <meta:document-statistic meta:table-count="0" meta:image-count="0" meta:object-count="0" meta:page-count="1" meta:paragraph-count="4" meta:word-count="17" meta:character-count="89" meta:non-whitespace-character-count="79"/>
  </office:meta>
</office:document-meta>
</file>